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ffff99" draw:textarea-horizontal-align="center" draw:textarea-vertical-align="top"/>
    </style:style>
    <style:style style:name="gr2" style:family="graphic" style:parent-style-name="standard">
      <style:graphic-properties draw:stroke="dash" draw:stroke-dash="Ultrafine_20_Dashed" draw:marker-end-width="0.3cm" draw:textarea-horizontal-align="center" draw:textarea-vertical-align="middle"/>
    </style:style>
    <style:style style:name="gr3" style:family="graphic" style:parent-style-name="standard">
      <style:graphic-properties draw:stroke="none" draw:fill="none" draw:fill-color="#ffffff" fo:min-height="6.519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56cm"/>
    </style:style>
    <style:style style:name="gr7" style:family="graphic" style:parent-style-name="standard">
      <style:graphic-properties draw:stroke="none" svg:stroke-color="#000000" draw:fill="none" draw:fill-color="#ffffff" draw:auto-grow-height="true" draw:auto-grow-width="false" fo:max-height="0cm" fo:min-height="0.556cm"/>
    </style:style>
    <style:style style:name="gr8" style:family="graphic" style:parent-style-name="standard">
      <style:graphic-properties draw:stroke="none" draw:fill="none" draw:fill-color="#ffffff" fo:min-height="2.9cm"/>
    </style:style>
    <style:style style:name="gr9" style:family="graphic" style:parent-style-name="standard">
      <style:graphic-properties draw:fill="none" draw:textarea-horizontal-align="center" draw:textarea-vertical-align="middle"/>
    </style:style>
    <style:style style:name="gr10" style:family="graphic" style:parent-style-name="standard">
      <style:graphic-properties draw:fill-color="#ffff99" draw:textarea-horizontal-align="center" draw:textarea-vertical-align="middle"/>
    </style:style>
    <style:style style:name="gr11" style:family="graphic" style:parent-style-name="standard">
      <style:graphic-properties draw:stroke="none" draw:fill="none" draw:fill-color="#ffffff" fo:min-height="6.176cm"/>
    </style:style>
    <style:style style:name="gr12" style:family="graphic" style:parent-style-name="standard">
      <style:graphic-properties draw:fill="none" draw:fill-color="#ffff99" draw:opacity="0%" draw:textarea-horizontal-align="center" draw:textarea-vertical-align="top" draw:shadow-opacity="0%"/>
    </style:style>
    <style:style style:name="gr13" style:family="graphic" style:parent-style-name="standard">
      <style:graphic-properties draw:stroke="none" draw:fill="none" draw:fill-color="#ffffff" fo:min-height="3cm"/>
    </style:style>
    <style:style style:name="pr1" style:family="presentation" style:parent-style-name="faktor10-folien-subtitle">
      <style:graphic-properties draw:stroke="none" draw:fill="none" draw:fill-color="#ffffff" draw:textarea-horizontal-align="justify" draw:textarea-vertical-align="middle" draw:auto-grow-height="true" draw:auto-grow-width="false" fo:min-height="11.96cm" fo:min-width="0cm" fo:padding-top="0cm" fo:padding-bottom="0cm" fo:padding-left="0cm" fo:padding-right="0cm" draw:shadow="hidden" draw:shadow-color="#808080"/>
    </style:style>
    <style:style style:name="pr2" style:family="presentation" style:parent-style-name="faktor10-folien-notes">
      <style:graphic-properties draw:stroke="none" draw:fill="none" draw:fill-color="#ffffff" draw:auto-grow-height="true" fo:min-height="13.336cm" draw:shadow="hidden"/>
    </style:style>
    <style:style style:name="pr3" style:family="presentation" style:parent-style-name="faktor10-folien-title">
      <style:graphic-properties draw:fill-color="#ffffff" draw:auto-grow-height="true" fo:min-height="3.489cm"/>
    </style:style>
    <style:style style:name="pr4" style:family="presentation" style:parent-style-name="faktor10-folien-outline1">
      <style:graphic-properties draw:fill-color="#ffffff" draw:auto-grow-height="true" fo:min-height="11.96cm"/>
    </style:style>
    <style:style style:name="pr5" style:family="presentation" style:parent-style-name="faktor10-folien-notes">
      <style:graphic-properties draw:fill-color="#ffffff" fo:min-height="13.336cm"/>
    </style:style>
    <style:style style:name="pr6" style:family="presentation" style:parent-style-name="faktor10-folien-outline1">
      <style:graphic-properties draw:fill-color="#ffffff" draw:auto-grow-height="true" fo:min-height="12.621cm"/>
    </style:style>
    <style:style style:name="P1" style:family="paragraph">
      <style:paragraph-properties fo:margin-left="1.195cm" fo:margin-right="0cm" fo:text-align="center" fo:text-indent="-0.6cm"/>
    </style:style>
    <style:style style:name="P2" style:family="paragraph">
      <style:paragraph-properties fo:margin-left="0cm" fo:margin-right="0cm" fo:text-align="center" fo:text-indent="0cm" style:writing-mode="lr-tb"/>
    </style:style>
    <style:style style:name="P3" style:family="paragraph">
      <style:paragraph-properties fo:margin-left="0cm" fo:margin-right="0cm" fo:text-indent="0cm"/>
    </style:style>
    <style:style style:name="P4" style:family="paragraph">
      <style:paragraph-properties fo:margin-left="1.195cm" fo:margin-right="0cm" fo:text-indent="-0.9cm"/>
    </style:style>
    <style:style style:name="P5" style:family="paragraph">
      <style:paragraph-properties fo:margin-left="2.394cm" fo:margin-right="0cm" fo:text-indent="-0.794cm"/>
    </style:style>
    <style:style style:name="P6" style:family="paragraph">
      <style:paragraph-properties fo:text-align="center"/>
    </style:style>
    <style:style style:name="P7" style:family="paragraph">
      <style:paragraph-properties fo:text-align="center"/>
      <style:text-properties fo:font-size="14pt"/>
    </style:style>
    <style:style style:name="P8" style:family="paragraph">
      <style:paragraph-properties fo:margin-left="2.394cm" fo:margin-right="0cm" text:enable-numbering="true" fo:text-indent="-0.794cm"/>
    </style:style>
    <style:style style:name="P9" style:family="paragraph">
      <style:paragraph-properties fo:margin-left="2.394cm" fo:margin-right="0cm" fo:text-indent="-0.794cm"/>
      <style:text-properties fo:font-size="18pt"/>
    </style:style>
    <style:style style:name="P10" style:family="paragraph">
      <style:paragraph-properties fo:margin-left="0cm" fo:margin-right="0cm" fo:text-indent="0cm"/>
      <style:text-properties fo:font-size="14pt"/>
    </style:style>
    <style:style style:name="P11" style:family="paragraph">
      <style:paragraph-properties fo:margin-left="0cm" fo:margin-right="0cm" fo:text-align="center" fo:text-indent="0cm"/>
    </style:style>
    <style:style style:name="P12" style:family="paragraph">
      <style:paragraph-properties fo:margin-left="2.394cm" fo:margin-right="0cm" fo:text-indent="-0.794cm"/>
      <style:text-properties fo:font-size="14pt"/>
    </style:style>
    <style:style style:name="P13" style:family="paragraph">
      <style:paragraph-properties fo:margin-left="0cm" fo:margin-right="0cm" fo:text-align="center" fo:text-indent="0cm"/>
      <style:text-properties fo:font-size="14pt"/>
    </style:style>
    <style:style style:name="P14" style:family="paragraph">
      <style:paragraph-properties fo:text-align="center"/>
      <style:text-properties fo:font-size="18pt"/>
    </style:style>
    <style:style style:name="T1" style:family="text">
      <style:text-properties fo:color="#000000" style:text-line-through-style="none" style:text-position="0% 100%" fo:font-family="Arial" style:font-family-generic="swiss" style:font-pitch="variable" fo:font-size="48pt" fo:language="de" fo:country="DE" fo:font-style="normal" fo:text-shadow="none" style:text-underline-style="none" fo:font-weight="normal" style:font-family-asian="'Lucida Sans Unicode'" style:font-family-generic-asian="swiss" style:font-pitch-asian="variable" style:font-size-asian="32pt" style:font-family-complex="'Lucida Sans Unicode'" style:font-family-generic-complex="swiss" style:font-pitch-complex="variable" style:font-size-complex="32pt" style:font-relief="none"/>
    </style:style>
    <style:style style:name="T2" style:family="text">
      <style:text-properties fo:font-size="24pt"/>
    </style:style>
    <style:style style:name="T3" style:family="text">
      <style:text-properties fo:font-size="18pt"/>
    </style:style>
    <style:style style:name="T4" style:family="text">
      <style:text-properties fo:font-size="18pt" style:text-underline-style="solid" style:text-underline-width="auto" style:text-underline-color="font-color" fo:font-weight="bold"/>
    </style:style>
    <style:style style:name="T5" style:family="text">
      <style:text-properties fo:font-size="14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Titel" draw:style-name="dp1" draw:master-page-name="faktor10-folien" presentation:presentation-page-layout-name="AL1T0">
        <office:forms form:automatic-focus="false" form:apply-design-mode="false"/>
        <draw:frame presentation:style-name="pr1" draw:text-style-name="P2" draw:layer="layout" svg:width="23.645cm" svg:height="11.96cm" svg:x="2.855cm" svg:y="4.04cm" presentation:class="subtitle" presentation:user-transformed="true">
          <draw:text-box>
            <text:list text:style-name="L1">
              <text:list-item>
                <text:list>
                  <text:list-item>
                    <text:p text:style-name="P1"><text:span text:style-name="T1">FaktorIPS</text:span></text:p>
                  </text:list-item>
                </text:list>
              </text:list-item>
            </text:list>
            <text:list text:style-name="L1">
              <text:list-item>
                <text:list>
                  <text:list-item>
                    <text:p text:style-name="P1"><text:span text:style-name="T1"/></text:p>
                  </text:list-item>
                </text:list>
              </text:list-item>
            </text:list>
            <text:list text:style-name="L1">
              <text:list-item>
                <text:list>
                  <text:list-item>
                    <text:p text:style-name="P1"><text:span text:style-name="T2">Abbildungen von Produktänderungen im Zeitablauf</text:span></text:p>
                  </text:list-item>
                </text:list>
              </text:list-item>
            </text:list>
          </draw:text-box>
        </draw:frame>
        <presentation:notes draw:style-name="dp2">
          <draw:page-thumbnail draw:layer="layout" svg:width="14.535cm" svg:height="10.279cm" svg:x="3.232cm" svg:y="2.853cm" draw:page-number="1"/>
          <draw:frame presentation:style-name="pr2" draw:text-style-name="P3" draw:layer="layout" svg:width="15.451cm" svg:height="13.336cm" svg:x="2.752cm" svg:y="14.182cm" presentation:class="notes" presentation:placeholder="true">
            <draw:text-box/>
          </draw:frame>
        </presentation:notes>
      </draw:page>
      <draw:page draw:name="page2"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Aspekte der Produktänderungen im Zeitablauf</text:p>
          </draw:text-box>
        </draw:frame>
        <draw:frame presentation:style-name="pr4" draw:text-style-name="P4" draw:layer="layout" svg:width="23.645cm" svg:height="11.96cm" svg:x="3.034cm" svg:y="6.284cm" presentation:class="outline">
          <draw:text-box>
            <text:list text:style-name="L3">
              <text:list-item>
                <text:p text:style-name="P4">Änderungen, die nur für das Neugeschäft relevant sind.</text:p>
              </text:list-item>
            </text:list>
            <text:list text:style-name="L3">
              <text:list-item>
                <text:list>
                  <text:list-item>
                    <text:p text:style-name="P5">Einführung neuer Risikomerkmale</text:p>
                  </text:list-item>
                </text:list>
              </text:list-item>
            </text:list>
            <text:list text:style-name="L3">
              <text:list-item>
                <text:p text:style-name="P4">Änderungen, die für bestehende Verträge relevant sind.</text:p>
              </text:list-item>
            </text:list>
            <text:list text:style-name="L3">
              <text:list-item>
                <text:list>
                  <text:list-item>
                    <text:p text:style-name="P5">z. B. Zinspassungen, Festlegung der Überschüsse, Beitragsanpassung</text:p>
                  </text:list-item>
                </text:list>
              </text:list-item>
            </text:list>
            <text:list text:style-name="L3">
              <text:list-item>
                <text:p text:style-name="P4">Nachvollziehbarkeit von Änderungen<text:line-break/>Wer hat wann, was geändert?</text:p>
              </text:list-item>
            </text:list>
          </draw:text-box>
        </draw:frame>
        <presentation:notes draw:style-name="dp2">
          <draw:page-thumbnail draw:layer="layout" svg:width="15.566cm" svg:height="11.007cm" svg:x="2.8cm" svg:y="2.328cm" draw:page-number="2" presentation:class="page"/>
          <draw:frame presentation:style-name="pr5" draw:text-style-name="P3" draw:layer="layout" svg:width="15.451cm" svg:height="13.336cm" svg:x="2.752cm" svg:y="14.182cm" presentation:class="notes" presentation:placeholder="true">
            <draw:text-box/>
          </draw:frame>
        </presentation:notes>
      </draw:page>
      <draw:page draw:name="page3" draw:style-name="dp3" draw:master-page-name="faktor10-folien" presentation:presentation-page-layout-name="AL3T19">
        <office:forms form:automatic-focus="false" form:apply-design-mode="false"/>
        <draw:rect draw:style-name="gr1" draw:text-style-name="P6" draw:layer="layout" svg:width="14cm" svg:height="2.25cm" svg:x="9.75cm" svg:y="6.06cm">
          <text:p text:style-name="P3">Version 2</text:p>
        </draw:rect>
        <draw:line draw:style-name="gr2" draw:text-style-name="P7" draw:layer="layout" svg:x1="13.75cm" svg:y1="6cm" svg:x2="13.75cm" svg:y2="12.5cm">
          <text:p text:style-name="P3"/>
        </draw:line>
        <draw:rect draw:style-name="gr1" draw:text-style-name="P6" draw:layer="layout" svg:width="16cm" svg:height="2.25cm" svg:x="5.75cm" svg:y="9cm">
          <text:p text:style-name="P3">Version 1</text:p>
        </draw:rect>
        <draw:frame presentation:style-name="pr3" draw:text-style-name="P3" draw:layer="layout" svg:width="23.645cm" svg:height="3.489cm" svg:x="3.034cm" svg:y="2.412cm" presentation:class="title" presentation:user-transformed="true">
          <draw:text-box>
            <text:p text:style-name="P3">Versionen</text:p>
          </draw:text-box>
        </draw:frame>
        <draw:frame draw:style-name="gr3" draw:text-style-name="P9" draw:layer="layout" svg:width="27.25cm" svg:height="6.519cm" svg:x="1cm" svg:y="13.231cm">
          <draw:text-box>
            <text:list text:style-name="L4">
              <text:list-item>
                <text:list>
                  <text:list-item>
                    <text:list>
                      <text:list-item>
                        <text:p text:style-name="P8"><text:span text:style-name="T3">Versionen werden aufgelegt, um für das </text:span><text:span text:style-name="T4">Neugeschäft</text:span><text:span text:style-name="T3"> geänderte Bedingungen anbieten zu können. Verträge können während des Verkaufszeitraums einer Version zu den in der Version definierten Bedingung abgeschlossen werden.</text:span></text:p>
                      </text:list-item>
                    </text:list>
                  </text:list-item>
                </text:list>
              </text:list-item>
            </text:list>
            <text:list text:style-name="L4">
              <text:list-item>
                <text:list>
                  <text:list-item>
                    <text:list>
                      <text:list-item>
                        <text:p text:style-name="P8"><text:span text:style-name="T3">Bestehende Verträge bleiben von der Einführung einer neuen Version unberührt, es sei denn, es findet ein expliziter Produkt(versions)wechsel statt. Die Version bleibt solange „aktiv“ wie noch „lebende“ Verträge zu ihr existieren.</text:span></text:p>
                      </text:list-item>
                    </text:list>
                  </text:list-item>
                </text:list>
              </text:list-item>
            </text:list>
            <text:list text:style-name="L5">
              <text:list-item>
                <text:list>
                  <text:list-item>
                    <text:list>
                      <text:list-item>
                        <text:p text:style-name="P8"><text:span text:style-name="T3">I.d.R. gibt es zu einem Zeitpunkt eine für das Neugeschäft gültige Version. Das ist die, in deren Verkaufszeitraum der Zeitpunkt fällt.</text:span></text:p>
                      </text:list-item>
                    </text:list>
                  </text:list-item>
                </text:list>
              </text:list-item>
            </text:list>
          </draw:text-box>
        </draw:frame>
        <draw:line draw:style-name="gr4" draw:text-style-name="P6" draw:layer="layout" svg:x1="3.85cm" svg:y1="12.44cm" svg:x2="22.85cm" svg:y2="12.44cm">
          <text:p text:style-name="P3"/>
        </draw:line>
        <draw:line draw:style-name="gr5" draw:text-style-name="P6" draw:layer="layout" svg:x1="5.75cm" svg:y1="12.44cm" svg:x2="5.75cm" svg:y2="12.69cm">
          <text:p text:style-name="P3"/>
        </draw:line>
        <draw:line draw:style-name="gr5" draw:text-style-name="P6" draw:layer="layout" svg:x1="9.75cm" svg:y1="12.44cm" svg:x2="9.75cm" svg:y2="12.69cm">
          <text:p text:style-name="P3"/>
        </draw:line>
        <draw:line draw:style-name="gr5" draw:text-style-name="P6" draw:layer="layout" svg:x1="13.75cm" svg:y1="12.44cm" svg:x2="13.75cm" svg:y2="12.69cm">
          <text:p text:style-name="P3"/>
        </draw:line>
        <draw:frame draw:style-name="gr6" draw:text-style-name="P10" draw:layer="layout" svg:width="3.5cm" svg:height="0.56cm" svg:x="23cm" svg:y="12.19cm">
          <draw:text-box>
            <text:p text:style-name="P3"><text:span text:style-name="T5">Zeit (in Jahren)</text:span></text:p>
          </draw:text-box>
        </draw:frame>
        <draw:line draw:style-name="gr5" draw:text-style-name="P6" draw:layer="layout" svg:x1="17.75cm" svg:y1="12.44cm" svg:x2="17.75cm" svg:y2="12.69cm">
          <text:p text:style-name="P3"/>
        </draw:line>
        <draw:line draw:style-name="gr5" draw:text-style-name="P6" draw:layer="layout" svg:x1="21.75cm" svg:y1="12.44cm" svg:x2="21.75cm" svg:y2="12.69cm">
          <text:p text:style-name="P3"/>
        </draw:line>
        <draw:line draw:style-name="gr2" draw:text-style-name="P7" draw:layer="layout" svg:x1="5.75cm" svg:y1="10.44cm" svg:x2="5.75cm" svg:y2="12.44cm">
          <text:p text:style-name="P3"/>
        </draw:line>
        <draw:line draw:style-name="gr2" draw:text-style-name="P6" draw:layer="layout" svg:x1="9.75cm" svg:y1="7.5cm" svg:x2="9.75cm" svg:y2="12.496cm">
          <text:p text:style-name="P3"/>
        </draw:line>
        <draw:frame draw:style-name="gr7" draw:text-style-name="P10" draw:layer="layout" svg:width="3.75cm" svg:height="0.56cm" svg:x="6cm" svg:y="10.56cm">
          <draw:text-box>
            <text:p text:style-name="P11"><text:span text:style-name="T5">Verkaufszeitraum</text:span></text:p>
          </draw:text-box>
        </draw:frame>
        <draw:line draw:style-name="gr2" draw:text-style-name="P7" draw:layer="layout" svg:x1="21.75cm" svg:y1="10.5cm" svg:x2="21.75cm" svg:y2="12.5cm">
          <text:p text:style-name="P3"/>
        </draw:line>
        <draw:frame draw:style-name="gr7" draw:text-style-name="P10" draw:layer="layout" svg:width="9.75cm" svg:height="0.56cm" svg:x="9.85cm" svg:y="10.556cm">
          <draw:text-box>
            <text:p text:style-name="P11"><text:span text:style-name="T5">Verwaltung der abgeschlossenen Verträge</text:span></text:p>
          </draw:text-box>
        </draw:frame>
        <draw:frame draw:style-name="gr7" draw:text-style-name="P10" draw:layer="layout" svg:width="3.75cm" svg:height="0.56cm" svg:x="9.75cm" svg:y="7.754cm">
          <draw:text-box>
            <text:p text:style-name="P11"><text:span text:style-name="T5">Verkaufszeitraum</text:span></text:p>
          </draw:text-box>
        </draw:frame>
        <draw:frame draw:style-name="gr7" draw:text-style-name="P10" draw:layer="layout" svg:width="9.75cm" svg:height="0.56cm" svg:x="13.75cm" svg:y="7.754cm">
          <draw:text-box>
            <text:p text:style-name="P11"><text:span text:style-name="T5">Verwaltung der abgeschlossenen Verträge</text:span></text:p>
          </draw:text-box>
        </draw:frame>
        <presentation:notes draw:style-name="dp2">
          <draw:page-thumbnail draw:layer="layout" svg:width="15.566cm" svg:height="11.007cm" svg:x="2.8cm" svg:y="2.328cm" draw:page-number="3"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4" draw:style-name="dp3" draw:master-page-name="faktor10-folien" presentation:presentation-page-layout-name="AL3T19">
        <office:forms form:automatic-focus="false" form:apply-design-mode="false"/>
        <draw:frame presentation:style-name="pr3" draw:text-style-name="P3" draw:layer="layout" svg:width="23.645cm" svg:height="3.489cm" svg:x="3.034cm" svg:y="2.412cm" presentation:class="title" presentation:user-transformed="true">
          <draw:text-box>
            <text:p text:style-name="P3">Parallele Versionen</text:p>
          </draw:text-box>
        </draw:frame>
        <draw:frame draw:style-name="gr8" draw:text-style-name="P12" draw:layer="layout" svg:width="26cm" svg:height="2.9cm" svg:x="1.75cm" svg:y="15cm">
          <draw:text-box>
            <text:list text:style-name="L4">
              <text:list-item>
                <text:list>
                  <text:list-item>
                    <text:list>
                      <text:list-item>
                        <text:p text:style-name="P8">Für einen Übergangszeitraum sind auch parallele Versionen möglich.</text:p>
                      </text:list-item>
                    </text:list>
                  </text:list-item>
                </text:list>
              </text:list-item>
            </text:list>
          </draw:text-box>
        </draw:frame>
        <draw:line draw:style-name="gr4" draw:text-style-name="P6" draw:layer="layout" svg:x1="3.85cm" svg:y1="13.19cm" svg:x2="22.85cm" svg:y2="13.19cm">
          <text:p text:style-name="P3"/>
        </draw:line>
        <draw:line draw:style-name="gr5" draw:text-style-name="P6" draw:layer="layout" svg:x1="5.75cm" svg:y1="13.19cm" svg:x2="5.75cm" svg:y2="13.44cm">
          <text:p text:style-name="P3"/>
        </draw:line>
        <draw:line draw:style-name="gr5" draw:text-style-name="P6" draw:layer="layout" svg:x1="9.75cm" svg:y1="13.19cm" svg:x2="9.75cm" svg:y2="13.44cm">
          <text:p text:style-name="P3"/>
        </draw:line>
        <draw:line draw:style-name="gr5" draw:text-style-name="P6" draw:layer="layout" svg:x1="13.75cm" svg:y1="13.19cm" svg:x2="13.75cm" svg:y2="13.44cm">
          <text:p text:style-name="P3"/>
        </draw:line>
        <draw:frame draw:style-name="gr6" draw:text-style-name="P10" draw:layer="layout" svg:width="3.5cm" svg:height="0.56cm" svg:x="23cm" svg:y="12.94cm">
          <draw:text-box>
            <text:p text:style-name="P3"><text:span text:style-name="T5">Zeit (in Jahren)</text:span></text:p>
          </draw:text-box>
        </draw:frame>
        <draw:line draw:style-name="gr5" draw:text-style-name="P6" draw:layer="layout" svg:x1="17.75cm" svg:y1="13.19cm" svg:x2="17.75cm" svg:y2="13.44cm">
          <text:p text:style-name="P3"/>
        </draw:line>
        <draw:line draw:style-name="gr5" draw:text-style-name="P6" draw:layer="layout" svg:x1="21.75cm" svg:y1="13.19cm" svg:x2="21.75cm" svg:y2="13.44cm">
          <text:p text:style-name="P3"/>
        </draw:line>
        <draw:rect draw:style-name="gr1" draw:text-style-name="P6" draw:layer="layout" svg:width="16cm" svg:height="2.25cm" svg:x="5.75cm" svg:y="8.94cm">
          <text:p text:style-name="P3">Version 1</text:p>
        </draw:rect>
        <draw:line draw:style-name="gr2" draw:text-style-name="P7" draw:layer="layout" svg:x1="5.75cm" svg:y1="11.19cm" svg:x2="5.75cm" svg:y2="13.19cm">
          <text:p text:style-name="P3"/>
        </draw:line>
        <draw:line draw:style-name="gr2" draw:text-style-name="P6" draw:layer="layout" svg:x1="9.75cm" svg:y1="9cm" svg:x2="9.75cm" svg:y2="13.246cm">
          <text:p text:style-name="P3"/>
        </draw:line>
        <draw:frame draw:style-name="gr7" draw:text-style-name="P10" draw:layer="layout" svg:width="3.75cm" svg:height="0.56cm" svg:x="6cm" svg:y="10.5cm">
          <draw:text-box>
            <text:p text:style-name="P11"><text:span text:style-name="T5">Verkaufszeitraum</text:span></text:p>
          </draw:text-box>
        </draw:frame>
        <draw:line draw:style-name="gr2" draw:text-style-name="P7" draw:layer="layout" svg:x1="21.75cm" svg:y1="11.25cm" svg:x2="21.75cm" svg:y2="13.25cm">
          <text:p text:style-name="P3"/>
        </draw:line>
        <draw:frame draw:style-name="gr7" draw:text-style-name="P10" draw:layer="layout" svg:width="9.75cm" svg:height="0.56cm" svg:x="9.85cm" svg:y="10.496cm">
          <draw:text-box>
            <text:p text:style-name="P11"><text:span text:style-name="T5">Verwaltung der abgeschlossenen Verträge</text:span></text:p>
          </draw:text-box>
        </draw:frame>
        <draw:rect draw:style-name="gr1" draw:text-style-name="P6" draw:layer="layout" svg:width="14.75cm" svg:height="2.25cm" svg:x="9cm" svg:y="6cm">
          <text:p text:style-name="P3">Version 2</text:p>
        </draw:rect>
        <draw:frame draw:style-name="gr7" draw:text-style-name="P10" draw:layer="layout" svg:width="3.75cm" svg:height="0.56cm" svg:x="9.75cm" svg:y="7.694cm">
          <draw:text-box>
            <text:p text:style-name="P11"><text:span text:style-name="T5">Verkaufszeitraum</text:span></text:p>
          </draw:text-box>
        </draw:frame>
        <draw:frame draw:style-name="gr7" draw:text-style-name="P10" draw:layer="layout" svg:width="9.75cm" svg:height="0.56cm" svg:x="13.75cm" svg:y="7.694cm">
          <draw:text-box>
            <text:p text:style-name="P11"><text:span text:style-name="T5">Verwaltung der abgeschlossenen Verträge</text:span></text:p>
          </draw:text-box>
        </draw:frame>
        <draw:line draw:style-name="gr2" draw:text-style-name="P7" draw:layer="layout" svg:x1="13.75cm" svg:y1="6cm" svg:x2="13.75cm" svg:y2="13.25cm">
          <text:p text:style-name="P3"/>
        </draw:line>
        <draw:line draw:style-name="gr2" draw:text-style-name="P6" draw:layer="layout" svg:x1="9cm" svg:y1="8.25cm" svg:x2="9cm" svg:y2="13.246cm">
          <text:p text:style-name="P3"/>
        </draw:line>
        <draw:rect draw:style-name="gr9" draw:text-style-name="P13" draw:layer="layout" svg:width="4.5cm" svg:height="0.75cm" svg:x="6.95cm" svg:y="14cm">
          <text:p text:style-name="P3"><text:span text:style-name="T5">Übergangszeitraum</text:span></text:p>
        </draw:rect>
        <draw:line draw:style-name="gr4" draw:text-style-name="P7" draw:layer="layout" svg:x1="9.25cm" svg:y1="14cm" svg:x2="9.25cm" svg:y2="13.25cm">
          <text:p text:style-name="P3"/>
        </draw:line>
        <presentation:notes draw:style-name="dp2">
          <draw:page-thumbnail draw:layer="layout" svg:width="15.566cm" svg:height="11.007cm" svg:x="2.8cm" svg:y="2.328cm" draw:page-number="4"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5" draw:style-name="dp3" draw:master-page-name="faktor10-folien" presentation:presentation-page-layout-name="AL3T19">
        <office:forms form:automatic-focus="false" form:apply-design-mode="false"/>
        <draw:rect draw:style-name="gr10" draw:text-style-name="P14" draw:layer="layout" svg:width="4.75cm" svg:height="3.056cm" svg:x="8.5cm" svg:y="7.194cm">
          <text:p text:style-name="P3"><text:span text:style-name="T3">Stufe 2</text:span></text:p>
        </draw:rect>
        <draw:rect draw:style-name="gr10" draw:text-style-name="P14" draw:layer="layout" svg:width="2cm" svg:height="3.056cm" svg:x="13.25cm" svg:y="7.194cm">
          <text:p text:style-name="P3"><text:span text:style-name="T3">Stufe 3</text:span></text:p>
        </draw:rect>
        <draw:frame presentation:style-name="pr3" draw:text-style-name="P3" draw:layer="layout" svg:width="23.645cm" svg:height="3.489cm" svg:x="3.034cm" svg:y="2.412cm" presentation:class="title" presentation:user-transformed="true">
          <draw:text-box>
            <text:p text:style-name="P3">Generationen</text:p>
          </draw:text-box>
        </draw:frame>
        <draw:line draw:style-name="gr4" draw:text-style-name="P6" draw:layer="layout" svg:x1="3.75cm" svg:y1="11.444cm" svg:x2="22.75cm" svg:y2="11.444cm">
          <text:p text:style-name="P3"/>
        </draw:line>
        <draw:line draw:style-name="gr5" draw:text-style-name="P6" draw:layer="layout" svg:x1="5.65cm" svg:y1="11.444cm" svg:x2="5.65cm" svg:y2="11.694cm">
          <text:p text:style-name="P3"/>
        </draw:line>
        <draw:line draw:style-name="gr5" draw:text-style-name="P6" draw:layer="layout" svg:x1="9.65cm" svg:y1="11.444cm" svg:x2="9.65cm" svg:y2="11.694cm">
          <text:p text:style-name="P3"/>
        </draw:line>
        <draw:line draw:style-name="gr5" draw:text-style-name="P6" draw:layer="layout" svg:x1="13.65cm" svg:y1="11.444cm" svg:x2="13.65cm" svg:y2="11.694cm">
          <text:p text:style-name="P3"/>
        </draw:line>
        <draw:frame draw:style-name="gr6" draw:text-style-name="P10" draw:layer="layout" svg:width="3.5cm" svg:height="0.56cm" svg:x="22.9cm" svg:y="11.194cm">
          <draw:text-box>
            <text:p text:style-name="P3"><text:span text:style-name="T5">Zeit (in Jahren)</text:span></text:p>
          </draw:text-box>
        </draw:frame>
        <draw:line draw:style-name="gr5" draw:text-style-name="P6" draw:layer="layout" svg:x1="17.65cm" svg:y1="11.444cm" svg:x2="17.65cm" svg:y2="11.694cm">
          <text:p text:style-name="P3"/>
        </draw:line>
        <draw:line draw:style-name="gr5" draw:text-style-name="P6" draw:layer="layout" svg:x1="21.5cm" svg:y1="11.5cm" svg:x2="21.5cm" svg:y2="11.75cm">
          <text:p text:style-name="P3"/>
        </draw:line>
        <draw:line draw:style-name="gr2" draw:text-style-name="P7" draw:layer="layout" svg:x1="5.65cm" svg:y1="9.444cm" svg:x2="5.65cm" svg:y2="11.444cm">
          <text:p text:style-name="P3"/>
        </draw:line>
        <draw:rect draw:style-name="gr10" draw:text-style-name="P14" draw:layer="layout" svg:width="2.85cm" svg:height="3.056cm" svg:x="5.65cm" svg:y="7.194cm">
          <text:p text:style-name="P3"><text:span text:style-name="T3">Stufe 1</text:span></text:p>
        </draw:rect>
        <draw:rect draw:style-name="gr10" draw:text-style-name="P14" draw:layer="layout" svg:width="4.75cm" svg:height="3.056cm" svg:x="8.5cm" svg:y="7.194cm">
          <text:p text:style-name="P3"><text:span text:style-name="T3">Stufe 2</text:span></text:p>
        </draw:rect>
        <draw:frame draw:style-name="gr7" draw:text-style-name="P10" draw:layer="layout" svg:width="3.75cm" svg:height="0.56cm" svg:x="5.75cm" svg:y="9.694cm">
          <draw:text-box>
            <text:p text:style-name="P11"><text:span text:style-name="T5">Verkaufszeitraum</text:span></text:p>
          </draw:text-box>
        </draw:frame>
        <draw:line draw:style-name="gr2" draw:text-style-name="P7" draw:layer="layout" svg:x1="21.5cm" svg:y1="9.5cm" svg:x2="21.5cm" svg:y2="11.5cm">
          <text:p text:style-name="P3"/>
        </draw:line>
        <draw:rect draw:style-name="gr10" draw:text-style-name="P14" draw:layer="layout" svg:width="6.25cm" svg:height="3.056cm" svg:x="15.25cm" svg:y="7.194cm">
          <text:p text:style-name="P3"><text:span text:style-name="T3">Stufe 4</text:span></text:p>
        </draw:rect>
        <draw:frame draw:style-name="gr7" draw:text-style-name="P10" draw:layer="layout" svg:width="9.75cm" svg:height="0.56cm" svg:x="10.5cm" svg:y="9.694cm">
          <draw:text-box>
            <text:p text:style-name="P11"><text:span text:style-name="T5">Verwaltung der abgeschlossenen Verträge</text:span></text:p>
          </draw:text-box>
        </draw:frame>
        <draw:frame draw:style-name="gr11" draw:text-style-name="P12" draw:layer="layout" svg:width="26cm" svg:height="6.176cm" svg:x="1.75cm" svg:y="13.574cm">
          <draw:text-box>
            <text:list text:style-name="L4">
              <text:list-item>
                <text:list>
                  <text:list-item>
                    <text:list>
                      <text:list-item>
                        <text:p text:style-name="P8">Änderungen, die für alle auf Basis einer Version abgeschlossenen Verträge gelten sollen, werden in Generationen durchgeführt.</text:p>
                      </text:list-item>
                    </text:list>
                  </text:list-item>
                </text:list>
              </text:list-item>
            </text:list>
            <text:list text:style-name="L4">
              <text:list-item>
                <text:list>
                  <text:list-item>
                    <text:list>
                      <text:list-item>
                        <text:p text:style-name="P8">Innerhalb des Gültigkeitszeitraums einer Generation gibt es keine Änderungen am Verkaufsprodukt.</text:p>
                      </text:list-item>
                    </text:list>
                  </text:list-item>
                </text:list>
              </text:list-item>
            </text:list>
            <text:list text:style-name="L4">
              <text:list-item>
                <text:list>
                  <text:list-item>
                    <text:list>
                      <text:list-item>
                        <text:p text:style-name="P8">Zu einem Zeipunkt ist genau eine Generation einer Version gültig.</text:p>
                      </text:list-item>
                    </text:list>
                  </text:list-item>
                </text:list>
              </text:list-item>
            </text:list>
          </draw:text-box>
        </draw:frame>
        <draw:line draw:style-name="gr2" draw:text-style-name="P6" draw:layer="layout" svg:x1="9.65cm" svg:y1="7.25cm" svg:x2="9.65cm" svg:y2="11.5cm">
          <text:p text:style-name="P3"/>
        </draw:line>
        <draw:rect draw:style-name="gr12" draw:text-style-name="P11" draw:layer="layout" svg:width="15.85cm" svg:height="3.056cm" svg:x="5.65cm" svg:y="7.194cm">
          <text:p text:style-name="P3">Generation</text:p>
        </draw:rect>
        <presentation:notes draw:style-name="dp2">
          <draw:page-thumbnail draw:layer="layout" svg:width="15.566cm" svg:height="11.007cm" svg:x="2.8cm" svg:y="2.328cm" draw:page-number="5"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6" draw:style-name="dp3" draw:master-page-name="faktor10-folien" presentation:presentation-page-layout-name="AL3T19">
        <office:forms form:automatic-focus="false" form:apply-design-mode="false"/>
        <draw:frame presentation:style-name="pr3" draw:text-style-name="P3" draw:layer="layout" svg:width="23.645cm" svg:height="3.489cm" svg:x="3.034cm" svg:y="2.412cm" presentation:class="title" presentation:user-transformed="true">
          <draw:text-box>
            <text:p text:style-name="P3">Versionen &amp; Generationen</text:p>
          </draw:text-box>
        </draw:frame>
        <draw:frame draw:style-name="gr13" draw:text-style-name="P12" draw:layer="layout" svg:width="26cm" svg:height="3cm" svg:x="1.75cm" svg:y="15.5cm">
          <draw:text-box>
            <text:list text:style-name="L4">
              <text:list-item>
                <text:list>
                  <text:list-item>
                    <text:list>
                      <text:list-item>
                        <text:p text:style-name="P8">Die Generationen unterschiedlicher Versionen sind völlig unabhängig voneinander.</text:p>
                      </text:list-item>
                    </text:list>
                  </text:list-item>
                </text:list>
              </text:list-item>
            </text:list>
          </draw:text-box>
        </draw:frame>
        <draw:rect draw:style-name="gr10" draw:text-style-name="P14" draw:layer="layout" svg:width="4.75cm" svg:height="3.056cm" svg:x="8.35cm" svg:y="10.44cm">
          <text:p text:style-name="P3"><text:span text:style-name="T3">Stufe 2</text:span></text:p>
        </draw:rect>
        <draw:rect draw:style-name="gr10" draw:text-style-name="P14" draw:layer="layout" svg:width="2cm" svg:height="3.056cm" svg:x="13.1cm" svg:y="10.44cm">
          <text:p text:style-name="P3"><text:span text:style-name="T3">Gen. 3</text:span></text:p>
        </draw:rect>
        <draw:line draw:style-name="gr4" draw:text-style-name="P6" draw:layer="layout" svg:x1="3.6cm" svg:y1="14.69cm" svg:x2="22.6cm" svg:y2="14.69cm">
          <text:p text:style-name="P3"/>
        </draw:line>
        <draw:line draw:style-name="gr5" draw:text-style-name="P6" draw:layer="layout" svg:x1="5.5cm" svg:y1="14.69cm" svg:x2="5.5cm" svg:y2="14.94cm">
          <text:p text:style-name="P3"/>
        </draw:line>
        <draw:line draw:style-name="gr5" draw:text-style-name="P6" draw:layer="layout" svg:x1="9.5cm" svg:y1="14.69cm" svg:x2="9.5cm" svg:y2="14.94cm">
          <text:p text:style-name="P3"/>
        </draw:line>
        <draw:line draw:style-name="gr5" draw:text-style-name="P6" draw:layer="layout" svg:x1="13.5cm" svg:y1="14.69cm" svg:x2="13.5cm" svg:y2="14.94cm">
          <text:p text:style-name="P3"/>
        </draw:line>
        <draw:frame draw:style-name="gr6" draw:text-style-name="P10" draw:layer="layout" svg:width="3.5cm" svg:height="0.56cm" svg:x="22.75cm" svg:y="14.44cm">
          <draw:text-box>
            <text:p text:style-name="P3"><text:span text:style-name="T5">Zeit (in Jahren)</text:span></text:p>
          </draw:text-box>
        </draw:frame>
        <draw:line draw:style-name="gr5" draw:text-style-name="P6" draw:layer="layout" svg:x1="17.5cm" svg:y1="14.69cm" svg:x2="17.5cm" svg:y2="14.94cm">
          <text:p text:style-name="P3"/>
        </draw:line>
        <draw:line draw:style-name="gr5" draw:text-style-name="P6" draw:layer="layout" svg:x1="21.35cm" svg:y1="14.746cm" svg:x2="21.35cm" svg:y2="14.996cm">
          <text:p text:style-name="P3"/>
        </draw:line>
        <draw:line draw:style-name="gr2" draw:text-style-name="P7" draw:layer="layout" svg:x1="5.5cm" svg:y1="12.69cm" svg:x2="5.5cm" svg:y2="14.69cm">
          <text:p text:style-name="P3"/>
        </draw:line>
        <draw:rect draw:style-name="gr10" draw:text-style-name="P14" draw:layer="layout" svg:width="2.85cm" svg:height="3.056cm" svg:x="5.5cm" svg:y="10.44cm">
          <text:p text:style-name="P3"><text:span text:style-name="T3">Gen. 1</text:span></text:p>
        </draw:rect>
        <draw:rect draw:style-name="gr10" draw:text-style-name="P14" draw:layer="layout" svg:width="4.75cm" svg:height="3.056cm" svg:x="8.35cm" svg:y="10.44cm">
          <text:p text:style-name="P3"><text:span text:style-name="T3">Gen. 2</text:span></text:p>
        </draw:rect>
        <draw:line draw:style-name="gr2" draw:text-style-name="P7" draw:layer="layout" svg:x1="21.35cm" svg:y1="12.746cm" svg:x2="21.35cm" svg:y2="14.746cm">
          <text:p text:style-name="P3"/>
        </draw:line>
        <draw:rect draw:style-name="gr10" draw:text-style-name="P14" draw:layer="layout" svg:width="6.25cm" svg:height="3.056cm" svg:x="15.1cm" svg:y="10.44cm">
          <text:p text:style-name="P3"><text:span text:style-name="T3">Generation 4</text:span></text:p>
        </draw:rect>
        <draw:line draw:style-name="gr2" draw:text-style-name="P6" draw:layer="layout" svg:x1="9.5cm" svg:y1="9.25cm" svg:x2="9.5cm" svg:y2="14.746cm">
          <text:p text:style-name="P3"/>
        </draw:line>
        <draw:rect draw:style-name="gr12" draw:text-style-name="P11" draw:layer="layout" svg:width="15.85cm" svg:height="3.056cm" svg:x="5.5cm" svg:y="10.44cm">
          <text:p text:style-name="P3">Version 1</text:p>
        </draw:rect>
        <draw:rect draw:style-name="gr10" draw:text-style-name="P14" draw:layer="layout" svg:width="4.1cm" svg:height="3.056cm" svg:x="15cm" svg:y="6.25cm">
          <text:p text:style-name="P3"><text:span text:style-name="T3">Generation 2</text:span></text:p>
        </draw:rect>
        <draw:rect draw:style-name="gr10" draw:text-style-name="P14" draw:layer="layout" svg:width="5.5cm" svg:height="3.056cm" svg:x="9.5cm" svg:y="6.25cm">
          <text:p text:style-name="P3"><text:span text:style-name="T3">Generation 1</text:span></text:p>
        </draw:rect>
        <draw:rect draw:style-name="gr10" draw:text-style-name="P14" draw:layer="layout" svg:width="6.25cm" svg:height="3.056cm" svg:x="19.1cm" svg:y="6.25cm">
          <text:p text:style-name="P3"><text:span text:style-name="T3">Generation 3</text:span></text:p>
        </draw:rect>
        <draw:rect draw:style-name="gr12" draw:text-style-name="P11" draw:layer="layout" svg:width="15.85cm" svg:height="3.056cm" svg:x="9.5cm" svg:y="6.25cm">
          <text:p text:style-name="P3">Version 2</text:p>
        </draw:rect>
        <presentation:notes draw:style-name="dp2">
          <draw:page-thumbnail draw:layer="layout" svg:width="15.566cm" svg:height="11.007cm" svg:x="2.8cm" svg:y="2.328cm" draw:page-number="6"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7"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Nachvollziehbarkeit von Änderungen</text:p>
          </draw:text-box>
        </draw:frame>
        <draw:frame presentation:style-name="pr4" draw:text-style-name="P4" draw:layer="layout" svg:width="23.645cm" svg:height="11.96cm" svg:x="3.034cm" svg:y="6.284cm" presentation:class="outline">
          <draw:text-box>
            <text:list text:style-name="L3">
              <text:list-item>
                <text:p text:style-name="P4">Änderungen an Produkten müssen nachvollziehbar sein.</text:p>
              </text:list-item>
            </text:list>
            <text:list text:style-name="L3">
              <text:list-item>
                <text:p text:style-name="P4">Dies ist durch die Verwendung der Teamfunktionalität von Eclipse und CVS als KM-Werkzeug gewährleistet.</text:p>
              </text:list-item>
            </text:list>
            <text:list text:style-name="L3">
              <text:list-item>
                <text:p text:style-name="P4">Der Punkt braucht deswegen nicht weiter betrachtet zu werden.</text:p>
              </text:list-item>
            </text:list>
          </draw:text-box>
        </draw:frame>
        <presentation:notes draw:style-name="dp2">
          <draw:page-thumbnail draw:layer="layout" svg:width="15.566cm" svg:height="11.007cm" svg:x="2.8cm" svg:y="2.328cm" draw:page-number="7" presentation:class="page"/>
          <draw:frame presentation:style-name="pr5" draw:text-style-name="P3" draw:layer="layout" svg:width="15.451cm" svg:height="13.336cm" svg:x="2.752cm" svg:y="14.182cm" presentation:class="notes" presentation:placeholder="true">
            <draw:text-box/>
          </draw:frame>
        </presentation:notes>
      </draw:page>
      <draw:page draw:name="page8" draw:style-name="dp3" draw:master-page-name="faktor10-folien" presentation:presentation-page-layout-name="AL2T1">
        <office:forms form:automatic-focus="false" form:apply-design-mode="false"/>
        <draw:frame presentation:style-name="pr3" draw:text-style-name="P3" draw:layer="layout" svg:width="27.5cm" svg:height="3.489cm" svg:x="1cm" svg:y="2.412cm" presentation:class="title" presentation:user-transformed="true">
          <draw:text-box>
            <text:p text:style-name="P3">Mechanismen zur Modellweiterentwicklung bei Produktänderungen</text:p>
          </draw:text-box>
        </draw:frame>
        <draw:frame presentation:style-name="pr6" draw:text-style-name="P4" draw:layer="layout" svg:width="23.645cm" svg:height="12.621cm" svg:x="3.034cm" svg:y="6.284cm" presentation:class="outline" presentation:user-transformed="true">
          <draw:text-box>
            <text:list text:style-name="L3">
              <text:list-item>
                <text:p text:style-name="P4">Attributierung</text:p>
              </text:list-item>
            </text:list>
            <text:list text:style-name="L3">
              <text:list-item>
                <text:list>
                  <text:list-item>
                    <text:p text:style-name="P5">Beispiel: Es soll ein neues Attribut „Jährliche Laufleistung“ am versicherten Fahrzeug eingeführt werden.</text:p>
                  </text:list-item>
                </text:list>
              </text:list-item>
            </text:list>
            <text:list text:style-name="L3">
              <text:list-item>
                <text:list>
                  <text:list-item>
                    <text:p text:style-name="P5">Zusätzlich zu dem eigentlichen Attribut wird noch ein weiteres produktrelevanten Attributes „Laufleistung relevant“ eingeführt. In bestehenden Produktbaustein-Versionen wird dieses auf &lt;false&gt; gesetzt, in neuen auf &lt;true&gt;.</text:p>
                  </text:list-item>
                </text:list>
              </text:list-item>
            </text:list>
            <text:list text:style-name="L3">
              <text:list-item>
                <text:p text:style-name="P4">Vererbung</text:p>
              </text:list-item>
            </text:list>
            <text:list text:style-name="L3">
              <text:list-item>
                <text:list>
                  <text:list-item>
                    <text:p text:style-name="P5">Einführung einer neuen Klasse die von einer bestehenden ableitet, also zum Beispiel VersichertesFahrzeug2006 leitet von VersichertesFahrzeug ab.</text:p>
                  </text:list-item>
                </text:list>
              </text:list-item>
            </text:list>
            <text:list text:style-name="L3">
              <text:list-item>
                <text:p text:style-name="P4">Unabhängige Modellklassen</text:p>
              </text:list-item>
            </text:list>
            <text:list text:style-name="L3">
              <text:list-item>
                <text:list>
                  <text:list-item>
                    <text:p text:style-name="P5">Z. B. Einführung einer neuen Klasse VersichertesFahrzeug2006, die allerding nicht von einer bestehenden ableitet.</text:p>
                  </text:list-item>
                </text:list>
              </text:list-item>
            </text:list>
          </draw:text-box>
        </draw:frame>
        <presentation:notes draw:style-name="dp2">
          <draw:page-thumbnail draw:layer="layout" svg:width="15.566cm" svg:height="11.007cm" svg:x="2.8cm" svg:y="2.328cm" draw:page-number="8" presentation:class="page"/>
          <draw:frame presentation:style-name="pr5" draw:text-style-name="P3" draw:layer="layout" svg:width="15.451cm" svg:height="13.336cm" svg:x="2.752cm" svg:y="14.182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556de4" draw:start-intensity="100%" draw:end-intensity="100%" draw:angle="270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Heading_20_2" style:display-name="Heading 2" style:family="graphic">
      <style:paragraph-properties style:text-autospace="none"/>
      <style:text-properties fo:font-size="24.7000007629395pt" fo:language="none" fo:country="none" fo:font-style="italic" fo:font-weight="bold" style:font-size-asian="24.7000007629395pt" style:language-asian="none"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none" fo:country="none" style:font-family-asian="StarSymbol" style:font-size-asian="15.8999996185303pt" style:language-asian="none" style:country-asian="none" style:font-family-complex="StarSymbol" style:font-size-complex="15.8999996185303pt"/>
    </style:style>
    <style:style style:name="Aufzählungszeichen" style:family="graphic">
      <style:paragraph-properties style:text-autospace="none"/>
      <style:text-properties fo:font-family="StarSymbol" style:font-charset="x-symbol" fo:font-size="15.8999996185303pt" fo:language="none" fo:country="none" style:font-family-asian="StarSymbol" style:font-size-asian="15.8999996185303pt" style:language-asian="none" style:country-asian="none" style:font-family-complex="StarSymbol" style:font-size-complex="15.8999996185303pt"/>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1.195cm" fo:margin-right="0cm" fo:text-indent="-0.9cm"/>
    </style:style>
    <style:style style:name="P8" style:family="paragraph">
      <style:paragraph-properties fo:margin-left="2.394cm" fo:margin-right="0cm" fo:text-indent="-0.794cm"/>
    </style:style>
    <style:style style:name="P9" style:family="paragraph">
      <style:paragraph-properties fo:margin-left="3.593cm" fo:margin-right="0cm" fo:text-indent="-0.599cm"/>
    </style:style>
    <style:style style:name="P10" style:family="paragraph">
      <style:paragraph-properties fo:margin-left="4.793cm" fo:margin-right="0cm" fo:text-indent="-0.595cm"/>
    </style:style>
    <style:style style:name="P11" style:family="paragraph">
      <style:paragraph-properties fo:margin-left="5.992cm" fo:margin-right="0cm" fo:text-indent="-0.599cm"/>
    </style:style>
    <style:style style:name="P12" style:family="paragraph">
      <style:paragraph-properties fo:margin-left="5.4cm" fo:margin-right="0cm" fo:text-indent="-0.6cm"/>
    </style:style>
    <style:style style:name="P13"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number="1"/>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draw:rect draw:style-name="gr1" draw:text-style-name="P1" draw:layer="backgroundobjects" svg:width="19.483cm" svg:height="1.693cm" svg:x="0cm" svg:y="0cm">
        <text:p/>
      </draw:rect>
      <draw:frame draw:style-name="gr2" draw:text-style-name="P2" draw:layer="backgroundobjects" svg:width="10.399cm" svg:height="1.719cm" svg:x="19.201cm" svg:y="0.05cm">
        <draw:image xlink:href="Pictures/10000000000001980000006317A36752.png" xlink:type="simple" xlink:show="embed" xlink:actuate="onLoad">
          <text:p/>
        </draw:image>
      </draw:frame>
      <draw:line draw:style-name="gr3" draw:text-style-name="P2" draw:layer="backgroundobjects" svg:x1="1.724cm" svg:y1="19.976cm" svg:x2="27.724cm" svg:y2="19.98cm">
        <text:p/>
      </draw:line>
      <draw:rect draw:style-name="gr4" draw:text-style-name="P4" draw:layer="backgroundobjects" svg:width="1.993cm" svg:height="0.476cm" svg:x="25.947cm" svg:y="20.144cm">
        <text:p text:style-name="P3"><text:span text:style-name="T1">Seite </text:span><text:span text:style-name="T1"><text:page-number>1</text:page-number></text:span><text:span text:style-name="T1"> <text:s/></text:span></text:p>
      </draw:rect>
      <draw:rect draw:style-name="gr5" draw:text-style-name="P4" draw:layer="backgroundobjects" svg:width="2.964cm" svg:height="0.498cm" svg:x="1.746cm" svg:y="20.095cm">
        <text:p text:style-name="P5"><text:span text:style-name="T1">27.10.2005</text:span></text:p>
      </draw:rect>
      <draw:rect draw:style-name="gr6" draw:text-style-name="P4" draw:layer="backgroundobjects" svg:width="4.101cm" svg:height="0.498cm" svg:x="13.101cm" svg:y="20.1cm">
        <text:p text:style-name="P6"><text:span text:style-name="T1">Peter Erzberger</text:span></text:p>
      </draw:rect>
      <draw:frame presentation:style-name="faktor10-folien-title" draw:layer="backgroundobjects" svg:width="23.645cm" svg:height="3.488cm" svg:x="3.034cm" svg:y="2.412cm" presentation:class="title" presentation:placeholder="true">
        <draw:text-box/>
      </draw:frame>
      <draw:frame presentation:style-name="pr1" draw:text-style-name="P13" draw:layer="backgroundobjects" svg:width="23.645cm" svg:height="11.959cm" svg:x="3.034cm" svg:y="6.284cm" presentation:class="outline">
        <draw:text-box>
          <text:list text:style-name="L2">
            <text:list-item>
              <text:p text:style-name="P7">Klicken Sie, um die Formate des Gliederungstextes zu bearbeiten</text:p>
            </text:list-item>
          </text:list>
          <text:list text:style-name="L2">
            <text:list-item>
              <text:list>
                <text:list-item>
                  <text:p text:style-name="P8">Zweite Gliederungsebene</text:p>
                </text:list-item>
              </text:list>
            </text:list-item>
          </text:list>
          <text:list text:style-name="L2">
            <text:list-item>
              <text:list>
                <text:list-item>
                  <text:list>
                    <text:list-item>
                      <text:p text:style-name="P9">Dritte Gliederungsebene</text:p>
                    </text:list-item>
                  </text:list>
                </text:list-item>
              </text:list>
            </text:list-item>
          </text:list>
          <text:list text:style-name="L2">
            <text:list-item>
              <text:list>
                <text:list-item>
                  <text:list>
                    <text:list-item>
                      <text:list>
                        <text:list-item>
                          <text:p text:style-name="P10">Vierte Gliederungsebene</text:p>
                        </text:list-item>
                      </text:list>
                    </text:list-item>
                  </text:list>
                </text:list-item>
              </text:list>
            </text:list-item>
          </text:list>
          <text:list text:style-name="L2">
            <text:list-item>
              <text:list>
                <text:list-item>
                  <text:list>
                    <text:list-item>
                      <text:list>
                        <text:list-item>
                          <text:list>
                            <text:list-item>
                              <text:p text:style-name="P11">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1">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7" draw:text-style-name="P1" draw:layer="backgroundobjects" svg:width="21cm" svg:height="29.7cm" svg:x="0cm" svg:y="0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Generationen und Anpassungstufen</dc:title>
    <meta:creation-date>2005-01-27T17:09:12</meta:creation-date>
    <dc:creator>Jan Ortmann</dc:creator>
    <dc:date>2006-05-15T20:47:33</dc:date>
    <meta:printed-by>Jan Ortmann</meta:printed-by>
    <meta:print-date>2005-02-13T19:41:59</meta:print-date>
    <dc:language>de-DE</dc:language>
    <meta:editing-cycles>311</meta:editing-cycles>
    <meta:editing-duration>P3DT7H43M50S</meta:editing-duration>
    <meta:user-defined meta:name="Info 1"/>
    <meta:user-defined meta:name="Info 2"/>
    <meta:user-defined meta:name="Info 3"/>
    <meta:user-defined meta:name="Info 4"/>
    <meta:document-statistic meta:object-count="121"/>
  </office:meta>
</office:document-meta>
</file>